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C30000036FD44FA701FC79804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676cm" fo:min-width="2.556cm" fo:wrap-option="no-wrap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.235cm" fo:min-width="2.556cm" fo:wrap-option="no-wrap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81cm" svg:height="17.167cm" svg:x="1cm" svg:y="1.834cm">
          <draw:image xlink:href="Pictures/10000201000003C30000036FD44FA701FC798049.png" xlink:type="simple" xlink:show="embed" xlink:actuate="onLoad" loext:mime-type="image/png">
            <text:p/>
          </draw:image>
        </draw:frame>
        <draw:custom-shape draw:style-name="gr2" draw:text-style-name="P2" draw:layer="layout" svg:width="3.3cm" svg:height="1cm" svg:x="7.4cm" svg:y="4.9cm">
          <text:p text:style-name="P1">NeoPixel</text:p>
          <draw:enhanced-geometry svg:viewBox="0 0 21600 21600" draw:text-areas="800 800 20800 20800" draw:type="round-rectangular-callout" draw:modifiers="-9546.92517418964 110783.6163836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3.3cm" svg:height="1cm" svg:x="6.9cm" svg:y="19.2cm">
          <text:p text:style-name="P1">Servo</text:p>
          <draw:enhanced-geometry svg:viewBox="0 0 21600 21600" draw:text-areas="800 800 20800 20800" draw:type="round-rectangular-callout" draw:modifiers="-1334.86822175098 -69245.15484515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3.3cm" svg:height="1cm" svg:x="11.5cm" svg:y="19.2cm">
          <text:p text:style-name="P1">Speaker</text:p>
          <draw:enhanced-geometry svg:viewBox="0 0 21600 21600" draw:text-areas="800 800 20800 20800" draw:type="round-rectangular-callout" draw:modifiers="-968.433807936989 -60592.20779220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3.3cm" svg:height="1cm" svg:x="2.8cm" svg:y="19.1cm">
          <text:p text:style-name="P1">Cap-Btn</text:p>
          <draw:enhanced-geometry svg:viewBox="0 0 21600 21600" draw:text-areas="800 800 20800 20800" draw:type="round-rectangular-callout" draw:modifiers="6870.64525901242 -73129.27072927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3cm" svg:height="1.603cm" svg:x="11.427cm" svg:y="2.197cm">
          <text:p text:style-name="P1">Next/Vol+<text:line-break/>Prev/Vol-</text:p>
          <draw:enhanced-geometry svg:viewBox="0 0 21600 21600" draw:text-areas="800 800 20800 20800" draw:type="round-rectangular-callout" draw:modifiers="33862.4659194184 13021.94513715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rnhard Bablok</meta:initial-creator>
    <meta:creation-date>2019-10-18T17:03:03.987664186</meta:creation-date>
    <dc:date>2019-10-18T17:23:31.510120977</dc:date>
    <dc:creator>Bernhard Bablok</dc:creator>
    <meta:editing-duration>PT10M16S</meta:editing-duration>
    <meta:editing-cycles>2</meta:editing-cycles>
    <meta:generator>LibreOffice/6.2.0.3$Linux_X86_64 LibreOffice_project/20$Build-3</meta:generator>
    <meta:document-statistic meta:object-count="6"/>
  </office:meta>
</office:document-meta>
</file>